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9.28mm" svg:y="2.58mm">
            <draw:object draw:notify-on-update-of-ranges="Sheet1.A2:Sheet1.A10 Sheet1.B1:Sheet1.B1 Sheet1.B2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5.78mm" svg:y="98.86mm">
            <draw:object draw:notify-on-update-of-ranges="Sheet1.A24:Sheet1.A29 Sheet1.B23:Sheet1.B23 Sheet1.B24:Sheet1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6.36mm" svg:y="185.63mm">
            <draw:object draw:notify-on-update-of-ranges="Sheet1.A46:Sheet1.A51 Sheet1.B45:Sheet1.B45 Sheet1.B46:Sheet1.B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46.16mm" svg:y="279.67mm">
            <draw:object draw:notify-on-update-of-ranges="Sheet1.A65:Sheet1.A73 Sheet1.B64:Sheet1.B64 Sheet1.B65:Sheet1.B7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19.87mm" svg:height="87.86mm" svg:x="57.06mm" svg:y="371.16mm">
            <draw:object draw:notify-on-update-of-ranges="Sheet1.A88:Sheet1.A91 Sheet1.B88:Sheet1.B9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22.02mm" svg:height="89.99mm" svg:x="49.46mm" svg:y="470.5mm">
            <draw:object draw:notify-on-update-of-ranges="Sheet1.A109:Sheet1.A112 Sheet1.B109:Sheet1.B1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oly order</text:p>
          </table:table-cell>
          <table:table-cell office:value-type="string" calcext:value-type="string">
            <text:p>L2 norm(u)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0.0032780751796323" calcext:value-type="float">
            <text:p>3.28E-03</text:p>
          </table:table-cell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0.0000279262246905255" calcext:value-type="float">
            <text:p>2.79E-05</text:p>
          </table:table-cell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0.00000012395018908939" calcext:value-type="float">
            <text:p>1.24E-07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0000000128781378929382" calcext:value-type="float">
            <text:p>1.29E-08</text:p>
          </table:table-cell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float" office:value="0.0000000149082155140812" calcext:value-type="float">
            <text:p>1.49E-08</text:p>
          </table:table-cell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float" office:value="0.0000000217460066567612" calcext:value-type="float">
            <text:p>2.17E-08</text:p>
          </table:table-cell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office:value-type="float" office:value="0.0000000740350053856108" calcext:value-type="float">
            <text:p>7.40E-08</text:p>
          </table:table-cell>
          <table:table-cell table:number-columns-repeated="2"/>
        </table:table-row>
        <table:table-row table:style-name="ro1" table:number-rows-repeated="2">
          <table:table-cell table:style-name="ce1"/>
          <table:table-cell table:style-name="ce2"/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2 norm(u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327807589054006" calcext:value-type="float">
            <text:p>3.28E-0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0000279249070700939" calcext:value-type="float">
            <text:p>2.79E-0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0000125136536281891" calcext:value-type="float">
            <text:p>1.25E-0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000000595332198254296" calcext:value-type="float">
            <text:p>5.95E-0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00000000679694395976991" calcext:value-type="float">
            <text:p>6.80E-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00000000992620425646013" calcext:value-type="float">
            <text:p>9.93E-09</text:p>
          </table:table-cell>
          <table:table-cell table:number-columns-repeated="2"/>
        </table:table-row>
        <table:table-row table:style-name="ro1" table:number-rows-repeated="14">
          <table:table-cell table:number-columns-repeated="4"/>
        </table:table-row>
        <table:table-row table:style-name="ro1">
          <table:table-cell office:value-type="string" calcext:value-type="string">
            <text:p>Lax_Friedric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2 norm(u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072302514157251" calcext:value-type="float">
            <text:p>7.23E-0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00000484788016660539" calcext:value-type="float">
            <text:p>4.85E-0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00000170160309780161" calcext:value-type="float">
            <text:p>1.70E-0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00000069140708904226" calcext:value-type="float">
            <text:p>6.91E-0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00000000954520642687688" calcext:value-type="float">
            <text:p>9.55E-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0000000126887531306362" calcext:value-type="float">
            <text:p>1.27E-08</text:p>
          </table:table-cell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string" calcext:value-type="string">
            <text:p>N/M</text:p>
          </table:table-cell>
          <table:table-cell office:value-type="string" calcext:value-type="string">
            <text:p>L2 norm(u)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35868605317459" calcext:value-type="float">
            <text:p>0.63586860531745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94819030669277" calcext:value-type="float">
            <text:p>0.59481903066927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69898561720997" calcext:value-type="float">
            <text:p>0.46989856172099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292924687428" calcext:value-type="float">
            <text:p>0.329292468742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26665633687487" calcext:value-type="float">
            <text:p>0.22666563368748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7936481008458" calcext:value-type="float">
            <text:p>0.14793648100845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0965085259517661" calcext:value-type="float">
            <text:p>9.65E-0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0.00445554382545199" calcext:value-type="float">
            <text:p>4.46E-0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0.0000514053184870403" calcext:value-type="float">
            <text:p>5.14E-05</text:p>
          </table:table-cell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string" calcext:value-type="string">
            <text:p>1 el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/M</text:p>
          </table:table-cell>
          <table:table-cell office:value-type="string" calcext:value-type="string">
            <text:p>L2 norm(1)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0319370900947" calcext:value-type="float">
            <text:p>0.18031937090094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895901932655216" calcext:value-type="float">
            <text:p>8.96E-0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000116881393388683" calcext:value-type="float">
            <text:p>1.17E-0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0.0000000991620075200415" calcext:value-type="float">
            <text:p>9.92E-08</text:p>
          </table:table-cell>
          <table:table-cell/>
          <table:table-cell table:style-name="ce2"/>
        </table:table-row>
        <table:table-row table:style-name="ro1">
          <table:table-cell table:number-columns-repeated="3"/>
          <table:table-cell table:style-name="ce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0.000000000131764225117434" calcext:value-type="float">
            <text:p>1.32E-10</text:p>
          </table:table-cell>
          <table:table-cell/>
          <table:table-cell table:style-name="ce2"/>
        </table:table-row>
        <table:table-row table:style-name="ro1" table:number-rows-repeated="13">
          <table:table-cell table:number-columns-repeated="4"/>
        </table:table-row>
        <table:table-row table:style-name="ro1">
          <table:table-cell office:value-type="string" calcext:value-type="string">
            <text:p>4el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/M</text:p>
          </table:table-cell>
          <table:table-cell office:value-type="string" calcext:value-type="string">
            <text:p>L2 norm(1)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804092894888714" calcext:value-type="float">
            <text:p>8.04E-0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0764211648637049" calcext:value-type="float">
            <text:p>7.64E-0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0.000000375483851561165" calcext:value-type="float">
            <text:p>3.75E-0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000000166627995511161" calcext:value-type="float">
            <text:p>1.67E-0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00-00-00</text:date>, <text:time style:data-style-name="N2" text:time-value="09:04:30.3531537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09:12:26.783071547</meta:creation-date>
    <meta:generator>LibreOffice/6.0.7.3$Linux_X86_64 LibreOffice_project/00m0$Build-3</meta:generator>
    <dc:date>2019-10-09T09:43:12.142862053</dc:date>
    <meta:editing-duration>PT4H44M37S</meta:editing-duration>
    <meta:editing-cycles>71</meta:editing-cycles>
    <meta:document-statistic meta:table-count="1" meta:cell-count="8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3cm" svg:y="0.316cm" chart:style-name="ch2">
          <text:p>Exponential convergence</text:p>
        </chart:title>
        <chart:subtitle svg:x="5.681cm" svg:y="1.275cm" chart:style-name="ch3">
          <text:p>L2 norm, time step=2.6e-3</text:p>
        </chart:subtitle>
        <chart:legend chart:legend-position="end" svg:x="13.016cm" svg:y="4.201cm" style:legend-expansion="high" chart:style-name="ch4"/>
        <chart:plot-area chart:style-name="ch5" table:cell-range-address="Sheet1.A2:Sheet1.B10 Sheet1.B1:Sheet1.B1" chart:data-source-has-labels="row" svg:x="1.331cm" svg:y="2.138cm" svg:width="11.365cm" svg:height="5.701cm">
          <chartooo:coordinate-region svg:x="2.958cm" svg:y="2.338cm" svg:width="9.551cm" svg:height="4.854cm"/>
          <chart:axis chart:dimension="x" chart:name="primary-x" chart:style-name="ch6">
            <chart:title svg:x="6.056cm" svg:y="8.019cm" chart:style-name="ch7">
              <text:p>Poly order N</text:p>
            </chart:title>
          </chart:axis>
          <chart:axis chart:dimension="y" chart:name="primary-y" chart:style-name="ch8">
            <chart:title svg:x="0.451cm" svg:y="6.13cm" chart:style-name="ch9">
              <text:p>L2 norm (error)</text:p>
            </chart:title>
            <chart:grid chart:style-name="ch10" chart:class="major"/>
          </chart:axis>
          <chart:series chart:style-name="ch11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:Sheet1.A10</svg:desc>
                </draw:g>
              </table:table-cell>
              <table:table-cell office:value-type="float" office:value="0.0032780751796323">
                <text:p>0.0032780751796323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279262246905255">
                <text:p>0.0000279262246905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12395018908939">
                <text:p>0.00000012395018908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128781378929382">
                <text:p>0.0000000128781378929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149082155140812">
                <text:p>0.0000000149082155140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217460066567612">
                <text:p>0.0000000217460066567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0000000740350053856108">
                <text:p>0.0000000740350053856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L2 norms</text:p>
        </chart:title>
        <chart:subtitle svg:x="6.382cm" svg:y="1.275cm" chart:style-name="ch3">
          <text:p>time step = 2.0e-3</text:p>
        </chart:subtitle>
        <chart:legend chart:legend-position="end" svg:x="13.016cm" svg:y="4.201cm" style:legend-expansion="high" chart:style-name="ch4"/>
        <chart:plot-area chart:style-name="ch5" table:cell-range-address="Sheet1.A24:Sheet1.B29 Sheet1.B23:Sheet1.B23" chart:data-source-has-labels="row" svg:x="1.331cm" svg:y="2.138cm" svg:width="11.365cm" svg:height="5.701cm">
          <chartooo:coordinate-region svg:x="2.958cm" svg:y="2.337cm" svg:width="9.551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72cm" chart:style-name="ch9">
              <text:p>L2 norms</text:p>
            </chart:title>
            <chart:grid chart:style-name="ch10" chart:class="major"/>
          </chart:axis>
          <chart:series chart:style-name="ch11" chart:values-cell-range-address="Sheet1.B24:Sheet1.B29" chart:label-cell-address="Sheet1.B23:Sheet1.B23" chart:class="chart:scatter">
            <chart:domain table:cell-range-address="Sheet1.A24:Sheet1.A29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23:Sheet1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4:Sheet1.A29</svg:desc>
                </draw:g>
              </table:table-cell>
              <table:table-cell office:value-type="float" office:value="0.00327807589054006">
                <text:p>0.00327807589054006</text:p>
                <draw:g>
                  <svg:desc>Sheet1.B24:Sheet1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279249070700939">
                <text:p>0.0000279249070700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125136536281891">
                <text:p>0.000000125136536281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0595332198254296">
                <text:p>0.00000000595332198254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679694395976991">
                <text:p>0.00000000679694395976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0992620425646013">
                <text:p>0.000000009926204256460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L2 norms</text:p>
        </chart:title>
        <chart:subtitle svg:x="6.541cm" svg:y="1.275cm" chart:style-name="ch3">
          <text:p>time step = 2e-3</text:p>
        </chart:subtitle>
        <chart:legend chart:legend-position="end" svg:x="13.016cm" svg:y="4.201cm" style:legend-expansion="high" chart:style-name="ch4"/>
        <chart:plot-area chart:style-name="ch5" table:cell-range-address="Sheet1.A46:Sheet1.B51 Sheet1.B45:Sheet1.B45" chart:data-source-has-labels="row" svg:x="1.331cm" svg:y="2.138cm" svg:width="11.365cm" svg:height="5.701cm">
          <chartooo:coordinate-region svg:x="2.958cm" svg:y="2.337cm" svg:width="9.551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733cm" chart:style-name="ch9">
              <text:p>L2-norms</text:p>
            </chart:title>
            <chart:grid chart:style-name="ch10" chart:class="major"/>
          </chart:axis>
          <chart:series chart:style-name="ch11" chart:values-cell-range-address="Sheet1.B46:Sheet1.B51" chart:label-cell-address="Sheet1.B45:Sheet1.B45" chart:class="chart:scatter">
            <chart:domain table:cell-range-address="Sheet1.A46:Sheet1.A51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45:Sheet1.B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46:Sheet1.A51</svg:desc>
                </draw:g>
              </table:table-cell>
              <table:table-cell office:value-type="float" office:value="0.00072302514157251">
                <text:p>0.00072302514157251</text:p>
                <draw:g>
                  <svg:desc>Sheet1.B46:Sheet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0484788016660539">
                <text:p>0.000004847880166605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0170160309780161">
                <text:p>0.0000000170160309780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069140708904226">
                <text:p>0.0000000069140708904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954520642687688">
                <text:p>0.00000000954520642687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126887531306362">
                <text:p>0.00000001268875313063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84cm" svg:y="0.316cm" chart:style-name="ch2">
          <text:p>Error peformance</text:p>
        </chart:title>
        <chart:subtitle svg:x="5.548cm" svg:y="1.275cm" chart:style-name="ch3">
          <text:p>L2-norm Time step = 2.0e-4</text:p>
        </chart:subtitle>
        <chart:legend chart:legend-position="end" svg:x="13.016cm" svg:y="4.201cm" style:legend-expansion="high" chart:style-name="ch4"/>
        <chart:plot-area chart:style-name="ch5" table:cell-range-address="Sheet1.A65:Sheet1.B73 Sheet1.B64:Sheet1.B64" chart:data-source-has-labels="row" svg:x="1.331cm" svg:y="2.138cm" svg:width="11.365cm" svg:height="5.701cm">
          <chartooo:coordinate-region svg:x="2.614cm" svg:y="2.337cm" svg:width="9.895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654cm" chart:style-name="ch9">
              <text:p>L2-norm</text:p>
            </chart:title>
            <chart:grid chart:style-name="ch10" chart:class="major"/>
          </chart:axis>
          <chart:series chart:style-name="ch11" chart:values-cell-range-address="Sheet1.B65:Sheet1.B73" chart:label-cell-address="Sheet1.B64:Sheet1.B64" chart:class="chart:scatter">
            <chart:domain table:cell-range-address="Sheet1.A65:Sheet1.A73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64:Sheet1.B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65:Sheet1.A73</svg:desc>
                </draw:g>
              </table:table-cell>
              <table:table-cell office:value-type="float" office:value="0.635868605317459">
                <text:p>0.635868605317459</text:p>
                <draw:g>
                  <svg:desc>Sheet1.B65:Sheet1.B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594819030669277">
                <text:p>0.594819030669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469898561720997">
                <text:p>0.469898561720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3292924687428">
                <text:p>0.3292924687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26665633687487">
                <text:p>0.2266656336874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0.147936481008458">
                <text:p>0.147936481008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0965085259517661">
                <text:p>0.0965085259517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445554382545199">
                <text:p>0.00445554382545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0000514053184870403">
                <text:p>0.00005140531848704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88cm" svg:height="8.787cm" xlink:href=".." xlink:type="simple" chart:class="chart:scatter" chart:style-name="ch1">
        <chart:title svg:x="5.104cm" svg:y="0.311cm" chart:style-name="ch2">
          <text:p>L2 norm</text:p>
        </chart:title>
        <chart:subtitle svg:x="1.929cm" svg:y="1.265cm" chart:style-name="ch3">
          <text:p>Domain[0.0, 1.0], 1 element, time step = 2.0e-4</text:p>
        </chart:subtitle>
        <chart:plot-area chart:style-name="ch4" table:cell-range-address="Sheet1.A88:Sheet1.B91" svg:x="0.239cm" svg:y="2.123cm" svg:width="11.51cm" svg:height="5.508cm">
          <chartooo:coordinate-region svg:x="1.39cm" svg:y="2.322cm" svg:width="10.04cm" svg:height="4.662cm"/>
          <chart:axis chart:dimension="x" chart:name="primary-x" chart:style-name="ch5">
            <chart:title svg:x="5.818cm" svg:y="7.806cm" chart:style-name="ch6">
              <text:p>N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88:Sheet1.B91" chart:class="chart:scatter">
            <chart:domain table:cell-range-address="Sheet1.A88:Sheet1.A91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88:Sheet1.A91</svg:desc>
                </draw:g>
              </table:table-cell>
              <table:table-cell office:value-type="float" office:value="0.180319370900947">
                <text:p>0.180319370900947</text:p>
                <draw:g>
                  <svg:desc>Sheet1.B88:Sheet1.B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895901932655216">
                <text:p>0.0895901932655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00116881393388683">
                <text:p>0.000116881393388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0000000991620075200415">
                <text:p>0.00000009916200752004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03cm" svg:height="9cm" xlink:href=".." xlink:type="simple" chart:class="chart:scatter" chart:style-name="ch1">
        <chart:title svg:x="5.211cm" svg:y="0.316cm" chart:style-name="ch2">
          <text:p>L2 norm</text:p>
        </chart:title>
        <chart:subtitle svg:x="1.93cm" svg:y="1.275cm" chart:style-name="ch3">
          <text:p>Domain[0.0, 1.0], 4 elements, time step = 2.0e-4</text:p>
        </chart:subtitle>
        <chart:plot-area chart:style-name="ch4" table:cell-range-address="Sheet1.A109:Sheet1.B112" svg:x="1.255cm" svg:y="2.138cm" svg:width="10.704cm" svg:height="5.701cm">
          <chartooo:coordinate-region svg:x="2.882cm" svg:y="2.338cm" svg:width="8.89cm" svg:height="4.854cm"/>
          <chart:axis chart:dimension="x" chart:name="primary-x" chart:style-name="ch5">
            <chart:title svg:x="6.431cm" svg:y="8.019cm" chart:style-name="ch6">
              <text:p>N</text:p>
            </chart:title>
          </chart:axis>
          <chart:axis chart:dimension="y" chart:name="primary-y" chart:style-name="ch7">
            <chart:title svg:x="0.451cm" svg:y="5.839cm" chart:style-name="ch8">
              <text:p>L2 norm(1)</text:p>
            </chart:title>
            <chart:grid chart:style-name="ch9" chart:class="major"/>
          </chart:axis>
          <chart:series chart:style-name="ch10" chart:values-cell-range-address="Sheet1.B109:Sheet1.B112" chart:class="chart:scatter">
            <chart:domain table:cell-range-address="Sheet1.A109:Sheet1.A112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109:Sheet1.A112</svg:desc>
                </draw:g>
              </table:table-cell>
              <table:table-cell office:value-type="float" office:value="0.00804092894888714">
                <text:p>0.00804092894888714</text:p>
                <draw:g>
                  <svg:desc>Sheet1.B109:Sheet1.B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764211648637049">
                <text:p>0.000764211648637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000000375483851561165">
                <text:p>0.000000375483851561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00000166627995511161">
                <text:p>0.0000001666279955111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